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2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 style:list-style-name="L1"/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>
      <style:paragraph-properties style:writing-mode="lr-tb"/>
    </style:style>
    <style:style style:name="P2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545027568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text:id="ct545047232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text:id="ct5448496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1584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text:id="ct544851680">
          <text:insertion>
            <office:change-info>
              <dc:creator>Bob Jacobsen</dc:creator>
              <dc:date>2010-10-10T19:35:00</dc:date>
            </office:change-info>
          </text:insertion>
        </text:changed-region>
        <text:changed-region text:id="ct54485177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206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224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25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268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296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312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342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358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387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401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432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446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480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492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520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5360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text:id="ct54485564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5808">
          <text:insertion>
            <office:change-info>
              <dc:creator>Bob Jacobsen</dc:creator>
              <dc:date>2010-10-10T19:37:00</dc:date>
            </office:change-info>
          </text:insertion>
        </text:changed-region>
        <text:changed-region text:id="ct544856112">
          <text:insertion>
            <office:change-info>
              <dc:creator>Bob Jacobsen</dc:creator>
              <dc:date>2011-05-31T00:09:00</dc:date>
            </office:change-info>
          </text:insertion>
        </text:changed-region>
        <text:changed-region text:id="ct544856288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text:id="ct544856384">
          <text:insertion>
            <office:change-info>
              <dc:creator>Bob Jacobsen</dc:creator>
              <dc:date>2011-05-31T00:11:00</dc:date>
            </office:change-info>
          </text:insertion>
        </text:changed-region>
        <text:changed-region text:id="ct544856816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text:id="ct544962272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text:id="ct544856912">
          <text:insertion>
            <office:change-info>
              <dc:creator>Bob Jacobsen</dc:creator>
              <dc:date>2011-05-31T00:12:00</dc:date>
            </office:change-info>
          </text:insertion>
        </text:changed-region>
        <text:changed-region text:id="ct544857056">
          <text:insertion>
            <office:change-info>
              <dc:creator>Bob Jacobsen</dc:creator>
              <dc:date>2011-05-31T00:10:00</dc:date>
            </office:change-info>
          </text:insertion>
        </text:changed-region>
        <text:changed-region text:id="ct5448573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326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98462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544851056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071238639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545027568"/><text:change-start text:change-id="ct545047232"/>Introduction<text:change-end text:change-id="ct545047232"/><text:change-start text:change-id="ct544849648"/>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2033257959" text:style-name="L2">
        <text:list-item>
          <text:p text:style-name="P22">OpenLCB-CAN Message Network Standard</text:p>
        </text:list-item>
        <text:list-item>
          <text:p text:style-name="P22">OpenLCB-TCP Message Network Standard</text:p>
        </text:list-item>
      </text:list>
      <text:p text:style-name="Standard">For more information on format and presentation, see: </text:p>
      <text:list xml:id="list140107289" text:style-name="L3">
        <text:list-item>
          <text:p text:style-name="P23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ext:p text:style-name="Standard">Message Type Indicator: 0x32E4</text:p>
      <text:p text:style-name="Standard">Destination address present: Yes</text:p>
      <text:p text:style-name="Standard">Simple subset: Yes</text:p>
      <text:p text:style-name="Standard">Priority group: 1</text:p>
      <text:p text:style-name="Standard">Content: None</text:p>
      <text:p text:style-name="Standard">CAN frame format: 0x18dd,dsss 32 E4</text:p>
      <text:p text:style-name="Standard"><text:soft-page-break/></text:p>
      <text:h text:style-name="Heading_20_2" text:outline-level="2"><text:bookmark text:name="psr"/>Protocol Support Reply</text:h>
      <text:p text:style-name="Standard">Message Type Indicator: 0x32F4</text:p>
      <text:p text:style-name="Standard">Destination address present: Yes</text:p>
      <text:p text:style-name="Standard">Simple subset: Yes</text:p>
      <text:p text:style-name="Standard">Priority group: 1</text:p>
      <text:p text:style-name="Standard">Content: Six bytes containing bits identifying the OpenLCB protocols supported by the sending node; see Section 6 below for coding.</text:p>
      <text:p text:style-name="Standard">CAN frame format: 0x18dd,dsss 32 E4 vv vv vv vv vv vv</text:p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5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><text:change-end text:change-id="ct544849648"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3"><text:change-start text:change-id="ct544851584"/><text:s text:c="4"/><text:change-end text:change-id="ct544851584"/><text:change-start text:change-id="ct544851680"/>vv vv vv vv vv vv<text:change-end text:change-id="ct544851680"/></text:p>
          </table:table-cell>
          <table:table-cell table:style-name="Table2.B1" office:value-type="string">
            <text:p text:style-name="P13"><text:change-start text:change-id="ct544851776"/>Protocol<text:change-end text:change-id="ct544851776"/></text:p>
          </table:table-cell>
        </table:table-row>
        <table:table-row>
          <table:table-cell table:style-name="Table2.A2" office:value-type="string">
            <text:p text:style-name="P11"><text:change-start text:change-id="ct544852064"/>0x80 00 00 00 00 00<text:change-end text:change-id="ct544852064"/></text:p>
          </table:table-cell>
          <table:table-cell table:style-name="Table2.B2" office:value-type="string">
            <text:p text:style-name="P12"><text:change-start text:change-id="ct544852240"/>Protocol Identification Protocol<text:change-end text:change-id="ct544852240"/></text:p>
          </table:table-cell>
        </table:table-row>
        <table:table-row>
          <table:table-cell table:style-name="Table2.A2" office:value-type="string">
            <text:p text:style-name="P11"><text:change-start text:change-id="ct544852512"/>0x40 00 00 00 00 00<text:change-end text:change-id="ct544852512"/></text:p>
          </table:table-cell>
          <table:table-cell table:style-name="Table2.B2" office:value-type="string">
            <text:p text:style-name="P12"><text:change-start text:change-id="ct544852688"/>Datagram Protocol<text:change-end text:change-id="ct544852688"/></text:p>
          </table:table-cell>
        </table:table-row>
        <table:table-row>
          <table:table-cell table:style-name="Table2.A2" office:value-type="string">
            <text:p text:style-name="P11"><text:change-start text:change-id="ct544852960"/>0x20 00 00 00 00 00<text:change-end text:change-id="ct544852960"/></text:p>
          </table:table-cell>
          <table:table-cell table:style-name="Table2.B2" office:value-type="string">
            <text:p text:style-name="P12"><text:change-start text:change-id="ct544853120"/>Stream Protocol<text:change-end text:change-id="ct544853120"/></text:p>
          </table:table-cell>
        </table:table-row>
        <table:table-row>
          <table:table-cell table:style-name="Table2.A2" office:value-type="string">
            <text:p text:style-name="P11"><text:change-start text:change-id="ct544853424"/>0x10 00 00 00 00 00<text:change-end text:change-id="ct544853424"/></text:p>
          </table:table-cell>
          <table:table-cell table:style-name="Table2.B2" office:value-type="string">
            <text:p text:style-name="P12"><text:change-start text:change-id="ct544853584"/>Configuration Protocol<text:change-end text:change-id="ct544853584"/></text:p>
          </table:table-cell>
        </table:table-row>
        <table:table-row>
          <table:table-cell table:style-name="Table2.A2" office:value-type="string">
            <text:p text:style-name="P11"><text:change-start text:change-id="ct544853872"/>0x08 00 00 00 00 00<text:change-end text:change-id="ct544853872"/></text:p>
          </table:table-cell>
          <table:table-cell table:style-name="Table2.B2" office:value-type="string">
            <text:p text:style-name="P12"><text:change-start text:change-id="ct544854016"/>Reservation Protocol<text:change-end text:change-id="ct544854016"/></text:p>
          </table:table-cell>
        </table:table-row>
        <table:table-row>
          <table:table-cell table:style-name="Table2.A2" office:value-type="string">
            <text:p text:style-name="P11"><text:change-start text:change-id="ct544854320"/>0x04 00 00 00 00 00<text:change-end text:change-id="ct544854320"/></text:p>
          </table:table-cell>
          <table:table-cell table:style-name="Table2.B2" office:value-type="string">
            <text:p text:style-name="P12"><text:change-start text:change-id="ct544854464"/>Display Protocol<text:change-end text:change-id="ct544854464"/></text:p>
          </table:table-cell>
        </table:table-row>
        <table:table-row>
          <table:table-cell table:style-name="Table2.A2" office:value-type="string">
            <text:p text:style-name="P11"><text:change-start text:change-id="ct544854800"/>0x02 00 00 00 00 00<text:change-end text:change-id="ct544854800"/></text:p>
          </table:table-cell>
          <table:table-cell table:style-name="Table2.B2" office:value-type="string">
            <text:p text:style-name="P12"><text:change-start text:change-id="ct544854928"/>Identification Protocol<text:change-end text:change-id="ct544854928"/></text:p>
          </table:table-cell>
        </table:table-row>
        <table:table-row>
          <table:table-cell table:style-name="Table2.A2" office:value-type="string">
            <text:p text:style-name="P11"><text:change-start text:change-id="ct544855200"/>0x01 00 00 00 00 00<text:change-end text:change-id="ct544855200"/></text:p>
          </table:table-cell>
          <table:table-cell table:style-name="Table2.B2" office:value-type="string">
            <text:p text:style-name="P12"><text:change-start text:change-id="ct544855360"/>Teaching/Learning Configuration Protocol<text:change-end text:change-id="ct544855360"/></text:p>
          </table:table-cell>
        </table:table-row>
        <table:table-row>
          <table:table-cell table:style-name="Table2.A2" office:value-type="string">
            <text:p text:style-name="P11"><text:change-start text:change-id="ct544855648"/>0x00 80 00 00 00 00<text:change-end text:change-id="ct544855648"/></text:p>
          </table:table-cell>
          <table:table-cell table:style-name="Table2.B2" office:value-type="string">
            <text:p text:style-name="P12"><text:change-start text:change-id="ct544855808"/>Remote Button Protocol<text:change-end text:change-id="ct544855808"/></text:p>
          </table:table-cell>
        </table:table-row>
        <table:table-row>
          <table:table-cell table:style-name="Table2.A2" office:value-type="string">
            <text:p text:style-name="P11"><text:change-start text:change-id="ct544856112"/>0x00 40 00 00 00 00<text:change-end text:change-id="ct544856112"/></text:p>
          </table:table-cell>
          <table:table-cell table:style-name="Table2.B2" office:value-type="string">
            <text:p text:style-name="P12"><text:change-start text:change-id="ct544856288"/>Abbreviated Default C<text:change-end text:change-id="ct544856288"/><text:change-start text:change-id="ct544856384"/>DI Protocol<text:change-end text:change-id="ct544856384"/></text:p>
          </table:table-cell>
        </table:table-row>
        <table:table-row>
          <table:table-cell table:style-name="Table2.A2" office:value-type="string">
            <text:p text:style-name="P11"><text:change-start text:change-id="ct544856816"/>0x00 00 00 00 00 08</text:p>
            <text:p text:style-name="P11">0x00 00 00 00 00 04</text:p>
            <text:p text:style-name="P11">0x00 00 00 00 00 02</text:p>
            <text:p text:style-name="P11"><text:change-end text:change-id="ct544856816"/><text:change-start text:change-id="ct544962272"/>0x00 00 00 00 00 0<text:change-end text:change-id="ct544962272"/><text:change-start text:change-id="ct544856912"/>1<text:change-end text:change-id="ct544856912"/></text:p>
          </table:table-cell>
          <table:table-cell table:style-name="Table2.B2" office:value-type="string">
            <text:p text:style-name="P12"><text:change-start text:change-id="ct544857056"/>Reserved for expansion to a longer protocol bit vector<text:change-end text:change-id="ct544857056"/></text:p>
          </table:table-cell>
        </table:table-row>
        <table:table-row>
          <table:table-cell table:style-name="Table2.A2" office:value-type="string">
            <text:p text:style-name="P12"><text:change-start text:change-id="ct544857312"/>All others<text:change-end text:change-id="ct544857312"/></text:p>
          </table:table-cell>
          <table:table-cell table:style-name="Table2.B2" office:value-type="string">
            <text:p text:style-name="P12"><text:change-start text:change-id="ct544853264"/>Reserved. Shall be sent as 0 and ignored upon receipt.<text:change-end text:change-id="ct544853264"/></text:p>
          </table:table-cell>
        </table:table-row>
      </table:table>
      <text:p text:style-name="Standard"><text:change-start text:change-id="ct544984624"/></text:p>
      <text:p text:style-name="Standard"/>
      <text:p text:style-name="Standard"><text:change-end text:change-id="ct544984624"/><text:change text:change-id="ct54485105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4"><text:s/>1 Introduction (Informative)<text:tab/>1</text:p>
          <text:p text:style-name="P14"><text:s/>2 Intended Use (Informative)<text:tab/>1</text:p>
          <text:p text:style-name="P14"><text:s/>3 References and Context (Normative)<text:tab/>1</text:p>
          <text:p text:style-name="P14"><text:s/>4 Messages (Normative)<text:tab/>1</text:p>
          <text:p text:style-name="P15"><text:soft-page-break/><text:s/>4.1 Protocol Support Inquiry<text:tab/>1</text:p>
          <text:p text:style-name="P15"><text:s/>4.2 Protocol Support Reply<text:tab/>2</text:p>
          <text:p text:style-name="P14"><text:s/>5 Interactions (Normative)<text:tab/>2</text:p>
          <text:p text:style-name="P14"><text:s/>6 Protocol Identification Values (Normative)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4293811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4293832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text:id="ct642938416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draw:custom-shape text:anchor-type="char" draw:z-index="3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42938112"/><text:change-start text:change-id="ct642938320"/>OpenLCB <text:change-end text:change-id="ct642938320"/><text:change-start text:change-id="ct642938416"/>Protocol Identification Protocol Standard<text:change-end text:change-id="ct642938416"/></text:p>
      </style:header>
      <style:footer>
        <text:tracked-changes>
          <text:changed-region text:id="ct642925776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64294396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642944064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642925776"/><text:change-start text:change-id="ct642943968"/><text:span text:style-name="MT2">Copyright 2010, by J. Day, D. Harris, B. Jacobsen, and A. Shepherd</text:span><text:change-end text:change-id="ct642943968"/><text:change text:change-id="ct642944064"/><text:span text:style-name="MT3"><text:tab/>Page </text:span><text:span text:style-name="Page_20_Number"><text:span text:style-name="MT3"><text:page-number text:select-page="current">4</text:page-number></text:span></text:span><text:span text:style-name="Page_20_Number"><text:span text:style-name="MT3"> of </text:span></text:span><text:span text:style-name="Page_20_Number"><text:span text:style-name="MT3"><text:page-count style:num-format="1">4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5-31T00:20:22.99">5/31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45038656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54503755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45035856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text:id="ct545036016">
            <text:deletion>
              <office:change-info>
                <dc:creator>Bob Jacobsen</dc:creator>
                <dc:date>2010-10-10T10:46:00</dc:date>
              </office:change-info>
              <text:p text:style-name="MP9">(title)</text:p>
            </text:deletion>
          </text:changed-region>
          <text:changed-region text:id="ct545036112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text:id="ct545036432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545041840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text:id="ct545041936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648159968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545038656"/><text:change-start text:change-id="ct545037552"/>OpenLCB <text:change-end text:change-id="ct545037552"/><text:change-start text:change-id="ct545035856"/>Standard<text:change-end text:change-id="ct54503585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545036016"/><text:change-start text:change-id="ct545036112"/>Protocol Identification Protocol<text:change-end text:change-id="ct54503611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545036432"/><text:change-start text:change-id="ct545041840"/><text:date style:data-style-name="N75" text:date-value="2011-05-31T00:20:22.99">May 31, 2011</text:date><text:change-end text:change-id="ct545041840"/></text:p>
            </table:table-cell>
            <table:table-cell table:style-name="Table1.C1" office:value-type="string">
              <text:p text:style-name="MP9"><text:change text:change-id="ct545041936"/><text:change-start text:change-id="ct648159968"/>Preliminary<text:change-end text:change-id="ct648159968"/></text:p>
            </table:table-cell>
          </table:table-row>
        </table:table>
        <text:p text:style-name="Header"/>
      </style:header>
      <style:footer>
        <text:tracked-changes>
          <text:changed-region text:id="ct545036896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54504294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45037040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545036896"/><text:change-start text:change-id="ct545042944"/><text:span text:style-name="MT4">10</text:span><text:change-end text:change-id="ct545042944"/><text:span text:style-name="MT4">, by J. Day, D. Harris, B. Jacobsen, </text:span><text:change text:change-id="ct545037040"/><text:span text:style-name="MT4">and A. Shepherd<text:tab/></text:span><text:span text:style-name="MT5">Page </text:span><text:span text:style-name="Page_20_Number"><text:span text:style-name="MT5"><text:page-number text:select-page="current">4</text:page-number></text:span></text:span><text:span text:style-name="Page_20_Number"><text:span text:style-name="MT5"> of </text:span></text:span><text:span text:style-name="Page_20_Number"><text:span text:style-name="MT5"><text:page-count style:num-format="1">4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1-05-31T00:20:22.99">5/31/2011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95</meta:editing-cycles>
    <meta:editing-duration>PT13H16M47S</meta:editing-duration>
    <meta:generator>OpenOffice.org/3.2$Unix OpenOffice.org_project/320m18$Build-9502</meta:generator>
    <dc:date>2011-05-31T00:20:23</dc:date>
    <dc:creator>Bob Jacobsen</dc:creator>
    <meta:keyword>OpenLCB Protocol Identification</meta:keyword>
    <meta:document-statistic meta:table-count="2" meta:image-count="1" meta:object-count="0" meta:page-count="4" meta:paragraph-count="92" meta:word-count="640" meta:character-count="3896"/>
    <meta:user-defined meta:name="Info 1"/>
    <meta:user-defined meta:name="Info 2"/>
    <meta:user-defined meta:name="Info 3"/>
    <meta:user-defined meta:name="Info 4"/>
  </office:meta>
</office:document-meta>
</file>